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4883" officeooo:paragraph-rsid="001c4883"/>
    </style:style>
    <style:style style:name="P2" style:family="paragraph" style:parent-style-name="Horizontal_20_Line">
      <style:text-properties officeooo:paragraph-rsid="001c4883"/>
    </style:style>
    <style:style style:name="P3" style:family="paragraph" style:parent-style-name="First_20_paragraph">
      <style:text-properties officeooo:paragraph-rsid="0024d568"/>
    </style:style>
    <style:style style:name="P4" style:family="paragraph" style:parent-style-name="Author" style:list-style-name=""/>
    <style:style style:name="P5" style:family="paragraph" style:parent-style-name="Title">
      <style:text-properties officeooo:rsid="0016818a" officeooo:paragraph-rsid="001681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eference </text:h>
      <text:h text:style-name="P4" text:outline-level="1">Author</text:h>
      <text:p text:style-name="Text_20_body">This is the reference document for style.</text:p>
      <text:p text:style-name="First_20_Legal">First Legal</text:p>
      <text:p text:style-name="Legal">Legal</text:p>
      <text:p text:style-name="First_20_Dedication">First Dedication</text:p>
      <text:p text:style-name="Dedication">Dedication</text:p>
      <text:h text:style-name="Heading_20_1" text:outline-level="1">Heading 1</text:h>
      <text:p text:style-name="Quotations">Quotation</text:p>
      <text:p text:style-name="Quotations_20_Attribution">-Attribution</text:p>
      <text:p text:style-name="First_20_Text_20_Body">first paragraph.</text:p>
      <text:p text:style-name="P3">First paragraph</text:p>
      <text:p text:style-name="Text_20_body">Text Body</text:p>
      <text:p text:style-name="P2"/>
      <text:p text:style-name="Section"># # #</text:p>
      <text:p text:style-name="P1">Post S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text-indent="0.2in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0.5in" fo:margin-right="0.5in" fo:margin-top="0.1in" fo:margin-bottom="0in" style:contextual-spacing="false" fo:text-indent="0in" style:auto-text-indent="false" style:page-number="auto" fo:keep-with-next="always"/>
      <style:text-properties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top="0.5in" fo:margin-bottom="0in" style:contextual-spacing="false" fo:text-align="center" style:justify-single-word="false" style:page-number="auto"/>
      <style:text-properties fo:font-size="18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left="1in" fo:margin-right="1in" fo:margin-top="0in" fo:margin-bottom="0.1965in" style:contextual-spacing="false" fo:text-indent="0in" style:auto-text-indent="false" fo:padding="0in" fo:border-left="none" fo:border-right="none" fo:border-top="none" fo:border-bottom="2.01pt solid #000000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Legal" style:family="paragraph" style:parent-style-name="Text_20_body" style:master-page-name="">
      <style:paragraph-properties fo:margin-left="0in" fo:margin-right="0in" fo:margin-top="0.0799in" fo:margin-bottom="0.0799in" style:contextual-spacing="false" fo:text-indent="0in" style:auto-text-indent="false" style:page-number="auto"/>
      <style:text-properties officeooo:rsid="001959e3"/>
    </style:style>
    <style:style style:name="First_20_Legal" style:display-name="First Legal" style:family="paragraph" style:parent-style-name="Legal" style:master-page-name="">
      <style:paragraph-properties style:page-number="auto" fo:break-before="page"/>
    </style:style>
    <style:style style:name="Dedication" style:family="paragraph" style:parent-style-name="Text_20_body" style:master-page-name="">
      <style:paragraph-properties fo:margin-left="0.5in" fo:margin-right="0.5in" fo:margin-top="0.0799in" fo:margin-bottom="0.0799in" style:contextual-spacing="false" fo:text-align="center" style:justify-single-word="false" fo:text-indent="0in" style:auto-text-indent="false" style:page-number="auto"/>
      <style:text-properties officeooo:rsid="001959e3"/>
    </style:style>
    <style:style style:name="First_20_Dedication" style:display-name="First Dedication" style:family="paragraph" style:parent-style-name="Dedication" style:master-page-name="">
      <style:paragraph-properties fo:margin-top="0.5in" fo:margin-bottom="0.0799in" style:contextual-spacing="false" style:page-number="auto" fo:break-before="page"/>
    </style:style>
    <style:style style:name="Section" style:family="paragraph" style:parent-style-name="Text_20_body">
      <style:paragraph-properties fo:margin-left="0in" fo:margin-right="0in" fo:margin-top="0.1299in" fo:margin-bottom="0.1299in" style:contextual-spacing="false" fo:text-align="center" style:justify-single-word="false" fo:text-indent="0in" style:auto-text-indent="false" fo:background-color="transparent" style:shadow="none">
        <style:background-image/>
      </style:paragraph-properties>
      <style:text-properties fo:font-size="9pt" officeooo:rsid="001d0fcd"/>
    </style:style>
    <style:style style:name="Attribution" style:family="paragraph" style:parent-style-name="Text_20_body" style:master-page-name="">
      <style:paragraph-properties fo:margin-top="0in" fo:margin-bottom="12in" style:contextual-spacing="false" fo:text-align="end" style:justify-single-word="false" style:page-number="auto"/>
    </style:style>
    <style:style style:name="First_20_Text_20_Body" style:display-name="First Text Body" style:family="paragraph" style:parent-style-name="Text_20_body" style:master-page-name="">
      <style:paragraph-properties fo:margin-left="0in" fo:margin-right="0in" fo:text-indent="0in" style:auto-text-indent="false" style:page-number="auto" fo:keep-with-next="always"/>
    </style:style>
    <style:style style:name="Qutation_20_Attribution" style:display-name="Qutation Attribution" style:family="paragraph" style:parent-style-name="Text_20_body">
      <style:paragraph-properties fo:margin-left="0.5in" fo:margin-right="0.5in" fo:margin-top="0in" fo:margin-bottom="0.1701in" style:contextual-spacing="false" fo:text-align="end" style:justify-single-word="false" fo:text-indent="0in" style:auto-text-indent="false"/>
    </style:style>
    <style:style style:name="Quotations_20_Attribution" style:display-name="Quotations Attribution" style:family="paragraph" style:parent-style-name="Text_20_body">
      <style:paragraph-properties fo:margin-left="0.5in" fo:margin-right="0.5in" fo:margin-top="0in" fo:margin-bottom="0.1701in" style:contextual-spacing="false" fo:text-align="end" style:justify-single-word="false" fo:text-indent="0in" style:auto-text-indent="false"/>
      <style:text-properties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nd and Blood</dc:title>
    <dc:date>2015-04-26T12:55:26.645833867</dc:date>
    <dc:creator>t'Sade</dc:creator>
    <meta:editing-duration>PT3M28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4" meta:paragraph-count="15" meta:word-count="30" meta:character-count="186" meta:non-whitespace-character-count="170"/>
  </office:meta>
</office:document-meta>
</file>